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Marble&lt;/h1&gt;</text:p>
      <text:p text:style-name="P1">&lt;h2&gt;About&lt;/h2&gt;</text:p>
      <text:p text:style-name="P1">&lt;p&gt;</text:p>
      <text:p text:style-name="P1">Marble is an open source KDE Education Project program similar to</text:p>
      <text:p text:style-name="P1"> &lt;a href="http://worldwind.arc.nasa.gov/java/"&gt;NASA World Wind&lt;/a&gt;</text:p>
      <text:p text:style-name="P1"> or Google Earth.</text:p>
      <text:p text:style-name="Normal"/>
      <text:p text:style-name="P1">&lt;h4&gt;Homepage&lt;/h4&gt;</text:p>
      <text:p text:style-name="P1"> &lt;a href="http://edu.kde.org/marble/"&gt;http://edu.kde.org/marble&lt;/a&gt;</text:p>
      <text:p text:style-name="Normal"/>
      <text:p text:style-name="P1">&lt;h4&gt;License&lt;/h4&gt;</text:p>
      <text:p text:style-name="P1"> GNU Lesser General Public License (LGPL) version 2</text:p>
      <text:p text:style-name="Normal"/>
      <text:p text:style-name="P1">&lt;h2&gt;Documentation&lt;/h2&gt;</text:p>
      <text:p text:style-name="Normal"/>
      <text:p text:style-name="P1">&lt;b&gt;Getting Started&lt;/b&gt;</text:p>
      <text:p text:style-name="P1">&lt;ul&gt;</text:p>
      <text:p text:style-name="P1"> &lt;li&gt;Click on the desktop icon</text:p>
      <text:p text:style-name="P1"> &lt;li&gt;If you have used Google Earth before you should be able to figure</text:p>
      <text:p text:style-name="P1"> <text:s/>this one out without much difficulty.</text:p>
      <text:p text:style-name="P1"> &lt;li&gt;In the Settings menu select full-screen mode</text:p>
      <text:p text:style-name="P1"> &lt;li&gt;Explore ...</text:p>
      <text:p text:style-name="P1"> &lt;li&gt;In the bottom-left corner of the program window there is a subtle</text:p>
      <text:p text:style-name="P1"> <text:s/>tab called "Map View". Click on it.</text:p>
      <text:p text:style-name="P1"> &lt;li&gt;Select another map (e.g. 'Precipitation (July)')</text:p>
      <text:p text:style-name="P1"> &lt;li&gt;Explore some more ... </text:p>
      <text:p text:style-name="P1">&lt;/ul&gt;</text:p>
      <text:p text:style-name="Normal"/>
      <text:p text:style-name="P1">See the &lt;a href="http://edu.kde.org/marble/"&gt;Marble homepage&lt;/a&gt; for more help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